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aac" officeooo:paragraph-rsid="00081aac"/>
    </style:style>
    <style:style style:name="P2" style:family="paragraph" style:parent-style-name="Standard">
      <style:text-properties officeooo:rsid="0009e2e5" officeooo:paragraph-rsid="0009e2e5"/>
    </style:style>
    <style:style style:name="P3" style:family="paragraph" style:parent-style-name="Standard">
      <style:text-properties officeooo:rsid="000b2d0d" officeooo:paragraph-rsid="000b2d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gets → get string → citeste byte cu byte din fisier pana la intalnirea combinatiei (\n + carriage return)</text:p>
      <text:p text:style-name="P1"/>
      <text:p text:style-name="P2">strtok → splits str into substr based on delimiters→ <text:s/><text:a xlink:type="simple" xlink:href="https://www.cplusplus.com/reference/cstring/strtok/" text:style-name="Internet_20_link" text:visited-style-name="Visited_20_Internet_20_Link">https://www.cplusplus.com/reference/cstring/strtok/</text:a> </text:p>
      <text:p text:style-name="P2"/>
      <text:p text:style-name="P1">linked list → <text:a xlink:type="simple" xlink:href="https://www.geeksforgeeks.org/linked-list-set-1-introduction/" text:style-name="Internet_20_link" text:visited-style-name="Visited_20_Internet_20_Link">https://www.geeksforgeeks.org/linked-list-set-1-introduction/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11:12:45.818457561</meta:creation-date>
    <dc:date>2022-04-09T11:49:12.918206829</dc:date>
    <meta:editing-duration>PT6M1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3" meta:character-count="287" meta:non-whitespace-character-count="255"/>
  </office:meta>
</office:document-meta>
</file>